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417cm" svg:height="14cm" svg:x="0.983cm" svg:y="3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16T19:16:17.379000000</dc:date>
    <meta:editing-duration>PT3M14S</meta:editing-duration>
    <meta:editing-cycles>2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fals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tick-marks-minor-inner="false" chart:tick-marks-minor-outer="true" chart:logarithmic="false" chart:origin="0" chart:gap-width="150" chart:text-overlap="true" chart:reverse-direction="false" text:line-break="false" loext:try-staggering-first="false" chart:link-data-style-to-source="fals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6.418cm" svg:height="14.001cm" xlink:href="." xlink:type="simple" chart:class="chart:bar" chart:style-name="ch1">
        <chart:title svg:x="11.109cm" svg:y="0.153cm" chart:style-name="ch2">
          <text:p>Annaul Revenue</text:p>
        </chart:title>
        <chart:plot-area chart:style-name="ch3" chart:data-source-has-labels="both" svg:x="5.112cm" svg:y="1.546cm" svg:width="19.714cm" svg:height="8.772cm">
          <chartooo:coordinate-region svg:x="5.112cm" svg:y="2.142cm" svg:width="17.133cm" svg:height="8.004cm"/>
          <chart:axis chart:dimension="x" chart:name="primary-x" chart:style-name="ch4" chartooo:axis-type="auto">
            <chartooo:date-scale/>
            <chart:title svg:x="14.369cm" svg:y="10.598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4.076cm" svg:y="6.796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